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000000" draw:fill-color="#ffffff" draw:textarea-vertical-align="middle"/>
    </style:style>
    <style:style style:name="gr5" style:family="graphic" style:parent-style-name="standard">
      <style:graphic-properties draw:fill="solid" draw:fill-color="#3399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fill="solid" draw:fill-color="#ff33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28cm" svg:height="3.528cm" svg:x="4.72cm" svg:y="2.208cm">
            <text:p/>
          </draw:rect>
          <draw:g>
            <draw:g>
              <draw:custom-shape draw:style-name="gr2" draw:text-style-name="P1" draw:layer="layout" svg:width="1.058cm" svg:height="1.199cm" svg:x="5.955cm" svg:y="2.2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svg:x="6.146cm" svg:y="2.48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svg:x="6.096cm" svg:y="3.575cm">
              <text:p/>
            </draw:circle>
            <draw:circle draw:style-name="gr5" draw:text-style-name="P1" draw:layer="layout" svg:width="0.494cm" svg:height="0.494cm" svg:x="6.238cm" svg:y="3.713cm">
              <text:p/>
            </draw:circle>
            <draw:g>
              <draw:custom-shape draw:style-name="gr2" draw:text-style-name="P1" draw:layer="layout" svg:width="-1.058cm" svg:height="-1.199cm" svg:x="7.013cm" svg:y="5.7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-0.67cm" svg:height="-0.811cm" svg:x="6.822cm" svg:y="5.458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rect draw:style-name="gr1" draw:text-style-name="P1" draw:layer="layout" svg:width="3.528cm" svg:height="3.528cm" draw:transform="rotate (-1.57079632679579) translate (14.043cm 2.205cm)">
            <text:p/>
          </draw:rect>
          <draw:g>
            <draw:g>
              <draw:custom-shape draw:style-name="gr2" draw:text-style-name="P1" draw:layer="layout" svg:width="1.058cm" svg:height="1.199cm" draw:transform="rotate (-1.57079632679579) translate (14.031cm 3.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-1.57079632679579) translate (13.769cm 3.63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draw:transform="rotate (-1.57079632679579) translate (12.676cm 3.581cm)">
              <text:p/>
            </draw:circle>
            <draw:circle draw:style-name="gr5" draw:text-style-name="P1" draw:layer="layout" svg:width="0.494cm" svg:height="0.494cm" draw:transform="rotate (-1.57079632679579) translate (12.538cm 3.723cm)">
              <text:p/>
            </draw:circle>
            <draw:g>
              <draw:custom-shape draw:style-name="gr2" draw:text-style-name="P1" draw:layer="layout" svg:width="1.058cm" svg:height="1.199cm" draw:transform="rotate (1.5707963267946) translate (10.531cm 4.4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1.5707963267946) translate (10.793cm 4.30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rect draw:style-name="gr1" draw:text-style-name="P1" draw:layer="layout" svg:width="3.528cm" svg:height="3.528cm" svg:x="4.981cm" svg:y="7.558cm">
          <text:p/>
        </draw:rect>
        <draw:g>
          <draw:g>
            <draw:custom-shape draw:style-name="gr2" draw:text-style-name="P1" draw:layer="layout" svg:width="1.058cm" svg:height="1.199cm" draw:transform="rotate (0.7853981633973) translate (5.135cm 8.45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67cm" svg:height="0.811cm" draw:transform="rotate (0.7853981633973) translate (5.455cm 8.50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ircle draw:style-name="gr4" draw:text-style-name="P1" draw:layer="layout" svg:width="0.776cm" svg:height="0.776cm" draw:transform="rotate (0.7853981633973) translate (6.192cm 9.315cm)">
            <text:p/>
          </draw:circle>
          <draw:circle draw:style-name="gr5" draw:text-style-name="P1" draw:layer="layout" svg:width="0.494cm" svg:height="0.494cm" draw:transform="rotate (0.7853981633973) translate (6.39cm 9.313cm)">
            <text:p/>
          </draw:circle>
          <draw:g>
            <draw:custom-shape draw:style-name="gr2" draw:text-style-name="P1" draw:layer="layout" svg:width="1.058cm" svg:height="1.199cm" draw:transform="rotate (-2.35619449019309) translate (8.357cm 10.18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67cm" svg:height="0.811cm" draw:transform="rotate (-2.35619449019309) translate (8.037cm 10.13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" draw:layer="layout" svg:width="17.823cm" svg:height="3.401cm" svg:x="1.799cm" svg:y="20.522cm">
          <draw:text-box>
            <text:p>1. Export to png with 256 Pixel</text:p>
            <text:p>2. Scal with Gimp to 48 Pixel</text:p>
            <text:p>3. Remove Color Qt-Error with “convert src dest“</text:p>
          </draw:text-box>
        </draw:frame>
        <draw:g>
          <draw:g>
            <draw:custom-shape draw:style-name="gr2" draw:text-style-name="P1" draw:layer="layout" svg:width="1.058cm" svg:height="1.199cm" draw:transform="rotate (0.7853981633973) translate (10.923cm 9.96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67cm" svg:height="0.811cm" draw:transform="rotate (0.7853981633973) translate (11.243cm 9.908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ircle draw:style-name="gr4" draw:text-style-name="P1" draw:layer="layout" svg:width="0.776cm" svg:height="0.776cm" draw:transform="rotate (2.3561944901919) translate (12.529cm 9.751cm)">
            <text:p/>
          </draw:circle>
          <draw:circle draw:style-name="gr5" draw:text-style-name="P1" draw:layer="layout" svg:width="0.494cm" svg:height="0.494cm" draw:transform="rotate (2.3561944901919) translate (12.527cm 9.553cm)">
            <text:p/>
          </draw:circle>
          <draw:g>
            <draw:custom-shape draw:style-name="gr2" draw:text-style-name="P1" draw:layer="layout" svg:width="1.058cm" svg:height="1.199cm" draw:transform="rotate (-2.35619449019309) translate (14.145cm 8.433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67cm" svg:height="0.811cm" draw:transform="rotate (-2.35619449019309) translate (13.825cm 8.479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rect draw:style-name="gr1" draw:text-style-name="P1" draw:layer="layout" svg:width="3.528cm" svg:height="3.528cm" draw:transform="rotate (-1.57079632679579) translate (11.444cm 13.406cm)">
            <text:p/>
          </draw:rect>
          <draw:g>
            <draw:g>
              <draw:custom-shape draw:style-name="gr2" draw:text-style-name="P1" draw:layer="layout" svg:width="1.058cm" svg:height="1.199cm" draw:transform="rotate (-1.57079632679579) translate (11.432cm 14.64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-1.57079632679579) translate (11.17cm 14.83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draw:transform="rotate (-1.57079632679579) translate (10.077cm 14.782cm)">
              <text:p/>
            </draw:circle>
            <draw:circle draw:style-name="gr7" draw:text-style-name="P1" draw:layer="layout" svg:width="0.494cm" svg:height="0.494cm" draw:transform="rotate (-1.57079632679579) translate (9.939cm 14.924cm)">
              <text:p/>
            </draw:circle>
            <draw:g>
              <draw:custom-shape draw:style-name="gr2" draw:text-style-name="P1" draw:layer="layout" svg:width="1.058cm" svg:height="1.199cm" draw:transform="rotate (1.5707963267946) translate (7.932cm 15.69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1.5707963267946) translate (8.194cm 15.50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rect draw:style-name="gr1" draw:text-style-name="P1" draw:layer="layout" svg:width="3.528cm" svg:height="3.528cm" draw:transform="rotate (3.1415926535892) translate (11.446cm 16.934cm)">
            <text:p/>
          </draw:rect>
          <draw:g>
            <draw:g>
              <draw:custom-shape draw:style-name="gr2" draw:text-style-name="P1" draw:layer="layout" svg:width="-1.058cm" svg:height="-1.199cm" svg:x="10.211cm" svg:y="16.92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-0.67cm" svg:height="-0.811cm" svg:x="10.02cm" svg:y="16.66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" draw:text-style-name="P1" draw:layer="layout" svg:width="1.058cm" svg:height="1.199cm" svg:x="9.153cm" svg:y="13.42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svg:x="9.344cm" svg:y="13.684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01T07:22:31</meta:creation-date>
    <dc:date>2022-04-11T20:15:34</dc:date>
    <meta:editing-duration>PT2H30M17S</meta:editing-duration>
    <meta:editing-cycles>30</meta:editing-cycles>
    <meta:generator>OpenOffice/4.1.4$Unix OpenOffice.org_project/414m5$Build-9788</meta:generator>
    <meta:document-statistic meta:object-count="62"/>
  </office:meta>
</office:document-meta>
</file>